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a" style:num-letter-sync="true">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family="paragraph">
      <style:paragraph-properties fo:margin-left="0.4895in">
        <style:tab-stops/>
      </style:paragraph-properties>
    </style:style>
    <style:style style:name="P4" style:parent-style-name="Standard" style:list-style-name="LFO1" style:family="paragraph"/>
    <style:style style:name="P5" style:parent-style-name="Standard" style:family="paragraph">
      <style:paragraph-properties fo:margin-left="0.4895in">
        <style:tab-stops/>
      </style:paragraph-properties>
    </style:style>
    <style:style style:name="P6" style:parent-style-name="Standard" style:list-style-name="LFO2" style:family="paragraph"/>
    <style:style style:name="P7" style:parent-style-name="Standard" style:family="paragraph">
      <style:paragraph-properties fo:margin-left="0.7395in">
        <style:tab-stops/>
      </style:paragraph-properties>
    </style:style>
    <style:style style:name="P8" style:parent-style-name="Standard" style:family="paragraph">
      <style:paragraph-properties fo:margin-left="0.7395in">
        <style:tab-stops/>
      </style:paragraph-properties>
    </style:style>
    <style:style style:name="T9" style:parent-style-name="DefaultParagraphFont" style:family="text">
      <style:text-properties fo:color="#FF0000"/>
    </style:style>
    <style:style style:name="P10" style:parent-style-name="Standard" style:family="paragraph">
      <style:paragraph-properties fo:margin-left="0.7395in">
        <style:tab-stops/>
      </style:paragraph-properties>
    </style:style>
    <style:style style:name="P11" style:parent-style-name="Standard" style:family="paragraph">
      <style:paragraph-properties fo:margin-left="0.7395in">
        <style:tab-stops/>
      </style:paragraph-properties>
    </style:style>
    <style:style style:name="P12" style:parent-style-name="Standard" style:family="paragraph">
      <style:paragraph-properties fo:margin-left="0.7395in">
        <style:tab-stops/>
      </style:paragraph-properties>
    </style:style>
    <style:style style:name="P13" style:parent-style-name="Standard" style:family="paragraph">
      <style:paragraph-properties fo:margin-left="0.7395in">
        <style:tab-stops/>
      </style:paragraph-properties>
    </style:style>
    <style:style style:name="P14" style:parent-style-name="Standard" style:family="paragraph">
      <style:paragraph-properties fo:margin-left="0.7395in">
        <style:tab-stops/>
      </style:paragraph-properties>
    </style:style>
    <style:style style:name="P15" style:parent-style-name="Standard" style:family="paragraph">
      <style:paragraph-properties fo:margin-left="0.7395in">
        <style:tab-stops/>
      </style:paragraph-properties>
    </style:style>
    <style:style style:name="P16" style:parent-style-name="Standard" style:list-style-name="LFO2" style:family="paragraph"/>
    <style:style style:name="P17" style:parent-style-name="Standard" style:list-style-name="LFO2" style:family="paragraph"/>
    <style:style style:name="P18" style:parent-style-name="Standard" style:family="paragraph">
      <style:paragraph-properties fo:margin-left="0.7395in">
        <style:tab-stops/>
      </style:paragraph-properties>
    </style:style>
    <style:style style:name="P19" style:parent-style-name="Standard" style:list-style-name="LFO2" style:family="paragraph"/>
    <style:style style:name="P20" style:parent-style-name="Standard" style:family="paragraph">
      <style:paragraph-properties fo:margin-left="0.7395in">
        <style:tab-stops/>
      </style:paragraph-properties>
    </style:style>
    <style:style style:name="P21" style:parent-style-name="Standard" style:family="paragraph">
      <style:paragraph-properties fo:margin-left="0.7395in">
        <style:tab-stops/>
      </style:paragraph-properties>
    </style:style>
    <style:style style:name="T22" style:parent-style-name="DefaultParagraphFont" style:family="text">
      <style:text-properties fo:color="#FF0000"/>
    </style:style>
    <style:style style:name="P23" style:parent-style-name="Standard" style:family="paragraph">
      <style:paragraph-properties fo:margin-left="0.7395in">
        <style:tab-stops/>
      </style:paragraph-properties>
    </style:style>
    <style:style style:name="T24" style:parent-style-name="DefaultParagraphFont" style:family="text">
      <style:text-properties fo:color="#FF0000"/>
    </style:style>
    <style:style style:name="P25" style:parent-style-name="Standard" style:family="paragraph">
      <style:paragraph-properties fo:margin-left="0.7395in">
        <style:tab-stops/>
      </style:paragraph-properties>
    </style:style>
    <style:style style:name="T26" style:parent-style-name="DefaultParagraphFont" style:family="text">
      <style:text-properties fo:color="#FF0000"/>
    </style:style>
    <style:style style:name="P27" style:parent-style-name="Standard" style:list-style-name="LFO2" style:family="paragraph"/>
    <style:style style:name="P28" style:parent-style-name="Standard" style:family="paragraph">
      <style:paragraph-properties fo:margin-left="0.7395in">
        <style:tab-stops/>
      </style:paragraph-properties>
    </style:style>
    <style:style style:name="P29" style:parent-style-name="Standard" style:family="paragraph">
      <style:paragraph-properties fo:margin-left="0.7395in">
        <style:tab-stops/>
      </style:paragraph-properties>
    </style:style>
    <style:style style:name="T30" style:parent-style-name="DefaultParagraphFont" style:family="text">
      <style:text-properties fo:color="#FF0000"/>
    </style:style>
    <style:style style:name="T31" style:parent-style-name="DefaultParagraphFont" style:family="text">
      <style:text-properties fo:color="#FF0000"/>
    </style:style>
    <style:style style:name="P32" style:parent-style-name="Standard" style:list-style-name="LFO2" style:family="paragraph"/>
    <style:style style:name="P33" style:parent-style-name="Standard" style:family="paragraph">
      <style:paragraph-properties fo:margin-left="0.7395in">
        <style:tab-stops/>
      </style:paragraph-properties>
    </style:style>
    <style:style style:name="P34" style:parent-style-name="Standard" style:list-style-name="LFO2" style:family="paragraph"/>
    <style:style style:name="P35" style:parent-style-name="Standard" style:list-style-name="LFO2" style:family="paragraph"/>
    <style:style style:name="P36" style:parent-style-name="Standard" style:family="paragraph">
      <style:paragraph-properties fo:margin-left="0.7395in">
        <style:tab-stops/>
      </style:paragraph-properties>
    </style:style>
    <style:style style:name="P37" style:parent-style-name="Standard" style:family="paragraph">
      <style:paragraph-properties fo:margin-left="0.7395in">
        <style:tab-stops/>
      </style:paragraph-properties>
    </style:style>
    <style:style style:name="P38" style:parent-style-name="Standard" style:family="paragraph">
      <style:paragraph-properties fo:margin-left="0.7395in">
        <style:tab-stops/>
      </style:paragraph-properties>
    </style:style>
    <style:style style:name="P39" style:parent-style-name="Standard" style:family="paragraph">
      <style:paragraph-properties fo:margin-left="0.7395in">
        <style:tab-stops/>
      </style:paragraph-properties>
    </style:style>
    <style:style style:name="P40" style:parent-style-name="Standard" style:family="paragraph">
      <style:paragraph-properties fo:margin-left="0.7395in">
        <style:tab-stops/>
      </style:paragraph-properties>
    </style:style>
    <style:style style:name="T41" style:parent-style-name="DefaultParagraphFont" style:family="text">
      <style:text-properties fo:color="#FF0000"/>
    </style:style>
    <style:style style:name="T42" style:parent-style-name="DefaultParagraphFont" style:family="text">
      <style:text-properties fo:color="#FF0000"/>
    </style:style>
    <style:style style:name="P43" style:parent-style-name="Standard" style:family="paragraph">
      <style:paragraph-properties fo:margin-left="0.7395in">
        <style:tab-stops/>
      </style:paragraph-properties>
    </style:style>
    <style:style style:name="T44" style:parent-style-name="DefaultParagraphFont" style:family="text">
      <style:text-properties fo:color="#FF0000"/>
    </style:style>
    <style:style style:name="P45" style:parent-style-name="Standard" style:family="paragraph">
      <style:paragraph-properties fo:margin-left="0.7395in">
        <style:tab-stops/>
      </style:paragraph-properties>
    </style:style>
    <style:style style:name="T46" style:parent-style-name="DefaultParagraphFont" style:family="text">
      <style:text-properties fo:color="#FF0000"/>
    </style:style>
    <style:style style:name="P47" style:parent-style-name="Standard" style:family="paragraph">
      <style:paragraph-properties fo:margin-left="0.7395in">
        <style:tab-stops/>
      </style:paragraph-properties>
    </style:style>
    <style:style style:name="P48" style:parent-style-name="Standard" style:family="paragraph">
      <style:paragraph-properties fo:margin-left="0.7395in">
        <style:tab-stops/>
      </style:paragraph-properties>
    </style:style>
    <style:style style:name="P49" style:parent-style-name="Standard" style:family="paragraph">
      <style:paragraph-properties fo:margin-left="0.7395in">
        <style:tab-stops/>
      </style:paragraph-properties>
    </style:style>
    <style:style style:name="P50" style:parent-style-name="Standard" style:family="paragraph">
      <style:paragraph-properties fo:margin-left="0.7395in">
        <style:tab-stops/>
      </style:paragraph-properties>
    </style:style>
    <style:style style:name="P51" style:parent-style-name="Standard" style:family="paragraph">
      <style:paragraph-properties fo:margin-left="0.7395in">
        <style:tab-stops/>
      </style:paragraph-properties>
    </style:style>
    <style:style style:name="T52" style:parent-style-name="DefaultParagraphFont" style:family="text">
      <style:text-properties style:language-complex="ar" style:country-complex="SA"/>
    </style:style>
    <style:style style:name="P53" style:parent-style-name="Standard" style:family="paragraph">
      <style:paragraph-properties fo:margin-left="0.7395in">
        <style:tab-stops/>
      </style:paragraph-properties>
    </style:style>
    <style:style style:name="P54" style:parent-style-name="Standard" style:family="paragraph">
      <style:paragraph-properties fo:margin-left="0.7395in">
        <style:tab-stops/>
      </style:paragraph-properties>
    </style:style>
    <style:style style:name="P55" style:parent-style-name="Standard" style:family="paragraph">
      <style:paragraph-properties fo:margin-left="0.7395in">
        <style:tab-stops/>
      </style:paragraph-properties>
    </style:style>
    <style:style style:name="P56" style:parent-style-name="Standard" style:list-style-name="LFO1" style:family="paragraph"/>
    <style:style style:name="P57" style:parent-style-name="Standard" style:family="paragraph">
      <style:paragraph-properties fo:margin-left="0.4895in">
        <style:tab-stops/>
      </style:paragraph-properties>
    </style:style>
    <style:style style:name="P58" style:parent-style-name="Standard" style:family="paragraph">
      <style:paragraph-properties fo:margin-left="0.4895in">
        <style:tab-stops/>
      </style:paragraph-properties>
    </style:style>
    <style:style style:name="P59" style:parent-style-name="Standard" style:family="paragraph">
      <style:paragraph-properties fo:margin-left="0.4895in">
        <style:tab-stops/>
      </style:paragraph-properties>
    </style:style>
    <style:style style:name="P60" style:parent-style-name="Standard" style:family="paragraph">
      <style:paragraph-properties fo:margin-left="0.4895in">
        <style:tab-stops/>
      </style:paragraph-properties>
    </style:style>
    <style:style style:name="P61" style:parent-style-name="Standard" style:family="paragraph">
      <style:paragraph-properties fo:margin-left="0.4895in">
        <style:tab-stops/>
      </style:paragraph-properties>
    </style:style>
    <style:style style:name="P62" style:parent-style-name="Standard" style:family="paragraph">
      <style:paragraph-properties fo:margin-left="0.4895in">
        <style:tab-stops/>
      </style:paragraph-properties>
    </style:style>
    <style:style style:name="P63" style:parent-style-name="Standard" style:family="paragraph">
      <style:paragraph-properties fo:margin-left="0.4895in">
        <style:tab-stops/>
      </style:paragraph-properties>
    </style:style>
    <style:style style:name="P64" style:parent-style-name="Standard" style:list-style-name="LFO1" style:family="paragraph"/>
    <style:style style:name="P65" style:parent-style-name="Standard" style:list-style-name="LFO1" style:family="paragraph"/>
    <style:style style:name="P66" style:parent-style-name="Standard" style:list-style-name="LFO1" style:family="paragraph"/>
    <style:style style:name="P67" style:parent-style-name="Standard" style:family="paragraph">
      <style:paragraph-properties fo:margin-left="0.4895in">
        <style:tab-stops/>
      </style:paragraph-properties>
    </style:style>
    <style:style style:name="P68" style:parent-style-name="Standard" style:family="paragraph">
      <style:paragraph-properties fo:margin-left="0.4895in">
        <style:tab-stops/>
      </style:paragraph-properties>
    </style:style>
    <style:style style:name="P69" style:parent-style-name="Standard" style:family="paragraph">
      <style:paragraph-properties fo:margin-left="0.4895in">
        <style:tab-stops/>
      </style:paragraph-properties>
    </style:style>
    <style:style style:name="P70" style:parent-style-name="Standard" style:family="paragraph">
      <style:paragraph-properties fo:margin-left="0.4895in">
        <style:tab-stops/>
      </style:paragraph-properties>
    </style:style>
    <style:style style:name="P71" style:parent-style-name="Standard" style:family="paragraph">
      <style:paragraph-properties fo:margin-left="0.4895in">
        <style:tab-stops/>
      </style:paragraph-properties>
    </style:style>
    <style:style style:name="P72" style:parent-style-name="Standard" style:family="paragraph">
      <style:paragraph-properties fo:margin-left="0.4895in">
        <style:tab-stops/>
      </style:paragraph-properties>
    </style:style>
    <style:style style:name="P73" style:parent-style-name="Standard" style:family="paragraph">
      <style:paragraph-properties fo:margin-left="0.4895in">
        <style:tab-stops/>
      </style:paragraph-properties>
    </style:style>
    <style:style style:name="P74" style:parent-style-name="Standard" style:family="paragraph">
      <style:paragraph-properties fo:margin-left="0.4895in">
        <style:tab-stops/>
      </style:paragraph-properties>
    </style:style>
    <style:style style:name="P75" style:parent-style-name="Standard" style:family="paragraph">
      <style:paragraph-properties fo:margin-left="0.4895in">
        <style:tab-stops/>
      </style:paragraph-properties>
    </style:style>
    <style:style style:name="P76" style:parent-style-name="Standard" style:family="paragraph">
      <style:paragraph-properties fo:margin-left="0.4895in">
        <style:tab-stops/>
      </style:paragraph-properties>
    </style:style>
    <style:style style:name="P77" style:parent-style-name="Standard" style:family="paragraph">
      <style:paragraph-properties fo:margin-left="0.4895in">
        <style:tab-stops/>
      </style:paragraph-properties>
    </style:style>
    <style:style style:name="P78" style:parent-style-name="Standard" style:family="paragraph">
      <style:paragraph-properties fo:margin-left="0.4895in">
        <style:tab-stops/>
      </style:paragraph-properties>
    </style:style>
    <style:style style:name="P79" style:parent-style-name="Standard" style:family="paragraph">
      <style:paragraph-properties fo:margin-left="0.4895in">
        <style:tab-stops/>
      </style:paragraph-properties>
    </style:style>
    <style:style style:name="P80" style:parent-style-name="Standard" style:family="paragraph">
      <style:paragraph-properties fo:margin-left="0.4895in">
        <style:tab-stops/>
      </style:paragraph-properties>
    </style:style>
    <style:style style:name="P81" style:parent-style-name="Standard" style:family="paragraph">
      <style:paragraph-properties fo:margin-left="0.4895in">
        <style:tab-stops/>
      </style:paragraph-properties>
    </style:style>
  </office:automatic-styles>
  <office:body>
    <office:text text:use-soft-page-breaks="true">
      <text:p text:style-name="P1">//Mohammad hlhwly<text:line-break/>//1191413</text:p>
      <text:p text:style-name="Standard"/>
      <text:p text:style-name="Standard">Linux Commands General Format</text:p>
      <text:p text:style-name="Standard">(1Create a file for writing with comments inside.</text:p>
      <text:p text:style-name="Standard">(2Start writing comments.</text:p>
      <text:list text:style-name="LFO1" text:continue-numbering="true">
        <text:list-item>
          <text:p text:style-name="P2">1. Job Control Sometimes we need to execute more than one job on the same terminal, but we are forced to wait until one command is done executing and getting the shell prompt back before we can execute the next command. This is especially a problem if the one of the jobs we are executing takes a long time such as a backup job. To get around this, Linux allows us to run several jobs at the same time in the background. This is called job control. To be able to understand job control, we need to use a program that will be running for long time or wait indefinitely for user input. For this, we will use the xlogo command. The xlogo program is a sample program supplied with the X Window System that makes the graphics on our display. The program simply displays a resizable window containing the X logo.<text:s/></text:p>
        </text:list-item>
      </text:list>
      <text:p text:style-name="Standard">1- Type the xlogo command in the terminal to launch the xlogo program as follows: [me@linux ~]$ xlogo<text:s/></text:p>
      <text:p text:style-name="Standard"><text:s/>After entering the command, a small window containing the logo should appear somewhere on the screen. On some systems, xlogo might print a warning message, but it can be safely ignored. We can verify that xlogo is running by resizing its window. If the X logo is redrawn in the new size, the program is running. Notice how our shell prompt in the terminal has not returned? This is because the shell is waiting for the program to finish, just like all the other programs we have used so far. Note: If your system does not include the xlogo, try using gedit or kwrite instead.<text:s/></text:p>
      <text:p text:style-name="P3">2- Close the xlogo window and notice that the shell prompt has returned. Now we can use xlogo command to understand job control. 3- To run a job in the background, we follow the command with an ampersand (&amp;). In our case we are going to run three xlogo jobs in the background as follows:<text:s/></text:p>
      <text:p text:style-name="Standard">[me@linux ~]$ xlogo &amp;<text:s/></text:p>
      <text:p text:style-name="Standard">[1][2000]</text:p>
      <text:p text:style-name="Standard"><text:s/>[me@linux ~]$ xlogo &amp;</text:p>
      <text:p text:style-name="Standard"><text:s/>[2][2500]<text:s/></text:p>
      <text:p text:style-name="Standard">[me@linux ~]$ xlogo &amp;</text:p>
      <text:p text:style-name="Standard"><text:s/>[3][2503]</text:p>
      <text:p text:style-name="Standard">Note that each time we run a job in the background the system displays two numbers: 1. The first is the job id number or jobspec number. 2. The second is the job process id (PID). These numbers are important to be able to reference the job later on for manipulation. 4- Now, we can display our background jobs by using the command:<text:s/></text:p>
      <text:p text:style-name="Standard">[me@linux ~]$ jobs</text:p>
      <text:p text:style-name="Standard"><text:s/>[1] Running xlogo &amp;</text:p>
      <text:p text:style-name="Standard"><text:s/>[2] - Running xlogo &amp;</text:p>
      <text:p text:style-name="Standard"><text:s/>[3] + Running xlogo &amp;<text:s/></text:p>
      <text:p text:style-name="Standard">The first number is the job id (or jobspec) number. The plus and minus signs reference the last scheduled job and the one before it, respectively. The third column displays the current status of the job. Currently all jobs are in running status. The last column corresponds to the command used to create the respective job. We can manipulate the jobs in several ways, as follows:</text:p>
      <text:p text:style-name="Standard">5- To get a job back to foreground we use the fg (foreground) command followed by the job id or jobspec number. For example, to get job 2 to the foreground, we run the command:<text:s/></text:p>
      <text:p text:style-name="Standard"><text:s/>[me@linux ~]$ fg %2</text:p>
      <text:p text:style-name="Standard"><text:s/>This brings the job to the foreground.</text:p>
      <text:soft-page-break/>
      <text:p text:style-name="Standard"><text:s/>6- To send the job to background, we press CTRL+Z and the job will be moved back to background.<text:s/></text:p>
      <text:p text:style-name="Standard">7- Now, run the following command:</text:p>
      <text:p text:style-name="Standard"><text:s/>[me@linux ~]$ jobs</text:p>
      <text:p text:style-name="Standard"><text:s/>What do you notice different about job #2?_____________________________________<text:s/></text:p>
      <text:p text:style-name="Standard">8- To resume a stopped or suspended job, we use the bg (background) command followed by the job id or jobspec number. To resume job 2 (i.e., change its status to running) we use the command: [me@linux ~]$ bg %2</text:p>
      <text:p text:style-name="Standard"><text:s/>9- Now, run the command:<text:s/></text:p>
      <text:p text:style-name="Standard">[me@linux ~]$ jobs</text:p>
      <text:p text:style-name="Standard"><text:s/>What is the status of job #2 now? ____________________________________________<text:s/></text:p>
      <text:p text:style-name="Standard">10- To terminate a job, we use the kill command followed by the job id or jopspec number. For example, to kill job 3, we run the following command:<text:s/></text:p>
      <text:p text:style-name="Standard">[me@linux ~]$ kill %3</text:p>
      <text:p text:style-name="Standard"><text:s/>11- If we type the command: jobs enough, we will see the status of job 3 has changed to Terminated or it had been disappeared from the list.<text:s/></text:p>
      <text:p text:style-name="Standard">12- Let us now perform the following experiment:<text:s/></text:p>
      <text:p text:style-name="Standard">a. Kill all remaining jobs such that none are in the background.</text:p>
      <text:p text:style-name="Standard"><text:s/>b. Write the sequence of commands needed to have the following output displayed when the command “jobs” is executed:<text:s/></text:p>
      <text:p text:style-name="Standard">[me@linux ~]$ jobs<text:s/></text:p>
      <text:p text:style-name="Standard">[1] Stopped xlogo [2]</text:p>
      <text:p text:style-name="Standard"><text:s/>- Terminated xlogo [3]<text:s/></text:p>
      <text:p text:style-name="Standard">+ Running xlogo</text:p>
      <text:p text:style-name="Standard"/>
      <text:p text:style-name="Standard"/>
      <text:p text:style-name="Standard"/>
      <text:p text:style-name="Standard"/>
      <text:p text:style-name="Standard"/>
      <text:p text:style-name="Standard"/>
      <text:list text:style-name="LFO1" text:continue-numbering="true">
        <text:list-item>
          <text:p text:style-name="P4">2. Process Control A process is simply a program in execution. Each command we run results in one or more processes. There are several processes running in the background that allow us to use the system and provide us with different services. Interacting and manipulating processes is called process control. When a process is first created, a duplicate copy of the parent process (aka address space) is created using the fork function. This copy is similar to the original except for its process id (PID). When the system executes the exec command, the system basically replaces the duplicated copy of the parent process (aka address space) with the new address space for the newly run command. For example, when we run the command ls under the bash shell, a copy of bash is created first, then it is replaced by ls. Notice that the environment variables are passed from the parent process (bash) to the child process (ls)</text:p>
        </text:list-item>
      </text:list>
      <text:p text:style-name="P5">.</text:p>
      <text:list text:style-name="LFO2" text:continue-numbering="true">
        <text:list-item>
          <text:p text:style-name="P6">To view process information, we can use the ps (process status) command. To see our running processes, we use ps with the –f option as follows: .</text:p>
        </text:list-item>
      </text:list>
      <text:p text:style-name="P7">[me@linux ~]$ ps -f<text:s/></text:p>
      <text:p text:style-name="P8">Describe the output?_<text:span text:style-name="T9">UID</text:span>___PID__PPID__C__STIME <text:s/>TTY TIME_CMD</text:p>
      <text:p text:style-name="P10">codebind__3621__3621___0__05:15_part/1____00:00:00_bash –I //__//___//__//___//___//_//_</text:p>
      <text:p text:style-name="P11">//_//___//___//___//_//_</text:p>
      <text:p text:style-name="P12">Let us create two variables called var1 and var2 respectively.</text:p>
      <text:p text:style-name="P13"><text:s/>[me@linux ~]$ var1=first<text:s/></text:p>
      <text:soft-page-break/>
      <text:p text:style-name="P14">[me@linux ~]$ var2=second</text:p>
      <text:p text:style-name="P15"><text:s/>When new variables are created, they are defined as local variables. To change a variable from local to environment, we export it using the export command.</text:p>
      <text:list text:style-name="LFO2" text:continue-numbering="true">
        <text:list-item>
          <text:p text:style-name="P16">Let us make var2 an environment variable as follows:</text:p>
        </text:list-item>
        <text:list-item>
          <text:p text:style-name="P17"><text:s/>[me@linux ~]$ export var2</text:p>
        </text:list-item>
      </text:list>
      <text:p text:style-name="P18"><text:s/>The set command is used to display both local and environment variables. The command env is used to display the environment variables only. Let us check for var1 and var2 in our main process (bash shell).</text:p>
      <text:list text:style-name="LFO2" text:continue-numbering="true">
        <text:list-item>
          <text:p text:style-name="P19">Run the command:</text:p>
        </text:list-item>
      </text:list>
      <text:p text:style-name="P20">[me@linux ~]$ set | grep “var1\|var2”<text:s/></text:p>
      <text:p text:style-name="P21">Which of the two variables (var1 and var2) do you see in the output? Why?<text:s/>=<text:span text:style-name="T22">var2</text:span></text:p>
      <text:p text:style-name="P23"><text:span text:style-name="T24">var1</text:span>=first<text:s/></text:p>
      <text:p text:style-name="P25"><text:span text:style-name="T26">var2</text:span>=second<text:s/>__</text:p>
      <text:list text:style-name="LFO2" text:continue-numbering="true">
        <text:list-item>
          <text:p text:style-name="P27">Now run the command:<text:s/></text:p>
        </text:list-item>
      </text:list>
      <text:p text:style-name="P28">[me@linux ~]$ env | grep “var1\|var2”<text:s/></text:p>
      <text:p text:style-name="P29">Which do you see now? Why?<text:s/><text:span text:style-name="T30">_</text:span><text:span text:style-name="T31"><text:s/>var2</text:span>=second<text:s/>_____________________________________</text:p>
      <text:list text:style-name="LFO2" text:continue-numbering="true">
        <text:list-item>
          <text:p text:style-name="P32">Now, let us create a new child process from the current bash process. As a child process, we will create a process to execute the Korn Shell via the command ksh:</text:p>
        </text:list-item>
      </text:list>
      <text:p text:style-name="P33"><text:s/>[me@linux ~]$ ksh<text:s/></text:p>
      <text:list text:style-name="LFO2" text:continue-numbering="true">
        <text:list-item>
          <text:p text:style-name="P34">Note that your Ubuntu virtual machine may not come equipped with Korn Shell, therefore, you may need to install it via the command: sudo apt-get install ksh 7- Now, run the command:<text:s/></text:p>
        </text:list-item>
        <text:list-item>
          <text:p text:style-name="P35">[me@linux ~]$ ps -f<text:s/></text:p>
        </text:list-item>
      </text:list>
      <text:p text:style-name="P36">What is the output now?__<text:s/>codebind__1477_1475_0_04:13_tty2_00:00:32_/use/lib/ocrg/xorg vt2 –disp</text:p>
      <text:p text:style-name="P37">codebind__1492__1475_0_04:15_tyy2____00:00:00__/use/libexec/gnom-session-b_______________________________ Note down the numbers for process id (PID) and parent process id (PPID). Those should tell you that bash process is the parent process of the child process ksh and you are currently within the child process. Let us check for the variables var1 and var2 in the child process (ksh)</text:p>
      <text:p text:style-name="P38">. 8- Run the command:</text:p>
      <text:p text:style-name="P39"><text:s/>[me@linux ~]$ set | grep “var1\|var2”<text:s/></text:p>
      <text:p text:style-name="P40">Which of the two variables (var1 and var2) do you see in the output? Why?<text:span text:style-name="T41"><text:s/></text:span><text:span text:style-name="T42">var1</text:span>=first<text:s/></text:p>
      <text:p text:style-name="P43"><text:span text:style-name="T44">var2</text:span>=second<text:s/>___</text:p>
      <text:p text:style-name="P45">Now run the command: [me@linux ~]$ env | grep “var1\|var2” Which do you see now? Why? _<text:s/><text:span text:style-name="T46">var2</text:span>=second<text:s/>_____________________________________________<text:s/></text:p>
      <text:p text:style-name="P47">This shows that only environment variables are passed from parent processes to child processes. As shown above any created process goes through the fork and exec steps explained above. We can use the exec command to skip the fork step and just do the exec step and see what happens, as follows: 10- Now, run the command:</text:p>
      <text:p text:style-name="P48"><text:s/>[me@linux ~]$ ps -f<text:s/></text:p>
      <text:p text:style-name="P49">You should have three processes (bash, ksh, and ps –f). When running this command, the process “ps –f “ will not exist anymore as it has already run and terminated. 11- Now, note down the PID for the ksh process and instead of running the “ps –f” command as before, run it as follows:<text:s/></text:p>
      <text:p text:style-name="P50">[me@linux ~]$ exec ps -f<text:s/></text:p>
      <text:p text:style-name="P51">What processes do you see now? What happened to ksh (write down the PID for ps –f process)__<text:s/>Just the same<text:s/>CMD<text:s/><text:span text:style-name="T52"><text:s/></text:span>____________________________________________________ What would you expect to<text:s/><text:soft-page-break/>happen if you run the command “exec ps –f” again? Try it. What happened? ______________exit in the Terminal_____________________________________ This shows that processes do go through both the fork and the exec steps, otherwise a new child process will take over its parent process and destroy it.</text:p>
      <text:p text:style-name="P53"/>
      <text:p text:style-name="P54"/>
      <text:p text:style-name="P55"/>
      <text:list text:style-name="LFO1" text:continue-numbering="true">
        <text:list-item>
          <text:p text:style-name="P56">Users may decrease the priority of their processes (especially those that take a long time and are not of high priority such as backups) to allow other users to run their processes at a higher priority. When they do that, they are nice and to do that they use the nice command. The only user that can both decrease and increase the priority of his/her processes is the root (system administrator). Let us see how the nice command is used.</text:p>
        </text:list-item>
      </text:list>
      <text:p text:style-name="P57"><text:s/>1- Run the command:<text:s/></text:p>
      <text:p text:style-name="P58">[me@linux ~]$ ps –l</text:p>
      <text:p text:style-name="P59"><text:s/>Note the two new columns displayed namely: • PRI column refers to the priority of the process. • NI column refers to the nice value of the process. 2- Now run the following command:</text:p>
      <text:p text:style-name="P60"><text:s/>[me@linux ~]$ nice -6 ps –l</text:p>
      <text:p text:style-name="P61">Notice what happened to the PRI and NI values for process “ps -l”. They increased. Increasing the priority number actually makes the priority for that process less. 3- Now try to run the command:</text:p>
      <text:p text:style-name="P62"><text:s/>[me@linux ~]$ nice --8 ps –l</text:p>
      <text:p text:style-name="P63"><text:s/>What happened? Why? __<text:s/>a plus shrinks<text:s/>___________________________<text:s/></text:p>
      <text:p text:style-name="Standard"/>
      <text:list text:style-name="LFO1" text:continue-numbering="true">
        <text:list-item>
          <text:p text:style-name="P64">4. Signals Users can control their processes through sending signals using the kill command. There are many signals that may be sent to a process. To get a list you may use the following command:</text:p>
        </text:list-item>
        <text:list-item>
          <text:p text:style-name="P65"><text:s/>[me@linux ~]$ man 7 signal</text:p>
        </text:list-item>
        <text:list-item>
          <text:p text:style-name="P66"><text:s/>There are three interesting signals that stand out. Those are namely TERM (also called SIGTERM) which has the number 15, HUP (also called SIGHUP) which has the number 1, and KILL (also called SIGKILL) which has the number 9. The default signal is the TERM signal. The TERM signal tries to terminate signals cleanly and may be blocked by processes such as shells. The HUP signal is used to restart a process to have it upload any changes in its configuration files. The KILL signal is used to kill a process uncleanly and cannot be blocked. Let us try the TERM and KILL signals: 1- Run the xlogo command in the background and write down its PID (let us assume the process is assigned a PID of 1234). Check to see that the process is running in the background (use the jobs command). 2- Try the following command - use the PID of your process instead of 1234:<text:s/></text:p>
        </text:list-item>
      </text:list>
      <text:p text:style-name="P67">[me@linux ~]$ kill 1234</text:p>
      <text:p text:style-name="P68">Now recheck if the process is running with the jobs command. What did you find?Delet 3- Now repeat the same steps, create xlogo job in the background and check its PID (we are assuming its 1234, but it could be anything). For each time you create the xlogo job, try killing it with one of the following commands (specify the correct PID for your xlogo process, we are assuming its 1234):</text:p>
      <text:p text:style-name="P69"><text:s/>[me@linux ~]$ kill -15 1234</text:p>
      <text:p text:style-name="P70"><text:s/>[me@linux ~]$ kill -TERM 1234<text:s/></text:p>
      <text:p text:style-name="P71">[me@linux ~]$ kill -SIGTERM 1234</text:p>
      <text:p text:style-name="P72"><text:s/>What did you notice about each of the three commands above? _Terminated______<text:s/></text:p>
      <text:p text:style-name="P73">4- Open two terminals and use the ps command to determine the PID of the terminal you are not using, as follows:</text:p>
      <text:soft-page-break/>
      <text:p text:style-name="P74"><text:s/>[me@linux ~]$ ps -f.</text:p>
      <text:p text:style-name="P75"/>
      <text:p text:style-name="P76">--Two window terminal<text:s/></text:p>
      <text:p text:style-name="P77">Ter..2 //tyy</text:p>
      <text:p text:style-name="P78">Trr..1//tyy <text:s text:c="2"/>//ps aux | grep bash<text:s/></text:p>
      <text:p text:style-name="P79">What is the PID for the bash process running on the pts number different from the pts number that your ps –f process is running. That is the bashPID you need. 5- Now try running the following command:<text:s/></text:p>
      <text:p text:style-name="P80"><text:s/>[me@linux ~]$ kill -15 bashPID<text:s/></text:p>
      <text:p text:style-name="P81">What happened? Why? ___close <text:s/>window terminal<text:s/>__________________________________ 6- Now try the following kill command: [me@linux ~]$ kill -9 bashPID Now what happened? ____________<text:s/>close <text:s/>window terminal<text:s/>_________</text:p>
      <text:p text:style-name="Standard">3) Exit to save all lab work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Abo khalid</meta:initial-creator>
    <dc:creator>Mohammad Abo khalid</dc:creator>
    <meta:creation-date>2020-10-29T04:08:00Z</meta:creation-date>
    <dc:date>2020-10-29T04:08:00Z</dc:date>
    <meta:template xlink:href="Normal" xlink:type="simple"/>
    <meta:editing-cycles>2</meta:editing-cycles>
    <meta:editing-duration>PT60S</meta:editing-duration>
    <meta:document-statistic meta:page-count="5" meta:paragraph-count="24" meta:word-count="1801" meta:character-count="12044" meta:row-count="85" meta:non-whitespace-character-count="10267"/>
  </office:meta>
</office:document-meta>
</file>